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Verdana1" fo:font-size="10pt" style:font-size-asian="10pt" style:font-size-complex="10pt"/>
    </style:style>
    <style:style style:name="P2" style:family="paragraph" style:parent-style-name="Text_20_body">
      <style:text-properties style:font-name="Verdana1" fo:font-size="10pt" officeooo:rsid="0000a178" officeooo:paragraph-rsid="0000a178" style:font-size-asian="10pt" style:font-size-complex="10pt"/>
    </style:style>
    <style:style style:name="P3" style:family="paragraph" style:parent-style-name="Text_20_body">
      <style:text-properties style:font-name="Verdana1" fo:font-size="10pt" officeooo:paragraph-rsid="00012f23" style:font-size-asian="10pt" style:font-size-complex="10pt"/>
    </style:style>
    <style:style style:name="P4" style:family="paragraph" style:parent-style-name="Text_20_body">
      <style:text-properties style:font-name="Verdana1" fo:font-size="10pt" officeooo:rsid="0002bec8" officeooo:paragraph-rsid="0002bec8" style:font-size-asian="10pt" style:font-size-complex="10pt"/>
    </style:style>
    <style:style style:name="P5" style:family="paragraph" style:parent-style-name="Text_20_body">
      <style:text-properties style:font-name="Verdana1" fo:font-size="10pt" style:text-underline-style="solid" style:text-underline-width="auto" style:text-underline-color="font-color" style:font-size-asian="10pt" style:font-size-complex="10pt"/>
    </style:style>
    <style:style style:name="P6" style:family="paragraph" style:parent-style-name="Text_20_body">
      <style:text-properties style:font-name="Verdana1" fo:font-size="10pt" fo:font-style="italic" officeooo:rsid="0000a178" officeooo:paragraph-rsid="0000a178" style:font-size-asian="10pt" style:font-style-asian="italic" style:font-size-complex="10pt" style:font-style-complex="italic"/>
    </style:style>
    <style:style style:name="P7" style:family="paragraph" style:parent-style-name="Text_20_body">
      <style:text-properties style:font-name="Verdana1" fo:font-size="10pt" fo:font-style="italic" officeooo:rsid="0000a178" officeooo:paragraph-rsid="0001b416" style:font-size-asian="10pt" style:font-style-asian="italic" style:font-size-complex="10pt" style:font-style-complex="italic"/>
    </style:style>
    <style:style style:name="P8" style:family="paragraph" style:parent-style-name="Text_20_body">
      <style:text-properties style:font-name="Verdana1" fo:font-size="10pt" style:text-underline-style="none" officeooo:rsid="0000a178" officeooo:paragraph-rsid="0000a178" style:font-size-asian="10pt" style:font-size-complex="10pt"/>
    </style:style>
    <style:style style:name="P9" style:family="paragraph" style:parent-style-name="Text_20_body">
      <style:text-properties style:font-name="Verdana1" fo:font-size="10pt" style:text-underline-style="none" officeooo:rsid="000481f2" officeooo:paragraph-rsid="000481f2" style:font-size-asian="10pt" style:font-size-complex="10pt"/>
    </style:style>
    <style:style style:name="P10" style:family="paragraph" style:parent-style-name="Text_20_body">
      <style:text-properties style:font-name="Verdana1" fo:font-size="10pt" fo:font-style="normal" officeooo:rsid="0002bec8" officeooo:paragraph-rsid="0002bec8" style:font-size-asian="10pt" style:font-style-asian="normal" style:font-size-complex="10pt" style:font-style-complex="normal"/>
    </style:style>
    <style:style style:name="P11" style:family="paragraph" style:parent-style-name="Text_20_body">
      <style:text-properties style:font-name="Verdana1" fo:font-size="10pt" fo:font-style="normal" officeooo:rsid="0002bec8" officeooo:paragraph-rsid="000481f2" style:font-size-asian="10pt" style:font-style-asian="normal"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officeooo:rsid="0000a178"/>
    </style:style>
    <style:style style:name="T3" style:family="text">
      <style:text-properties style:font-name="Verdana"/>
    </style:style>
    <style:style style:name="T4" style:family="text">
      <style:text-properties officeooo:rsid="0001b41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s</text:p>
      <text:p text:style-name="P1"/>
      <text:p text:style-name="P1"><text:span text:style-name="T1">Asteroids</text:span> </text:p>
      <text:p text:style-name="P1">More like the Intellivision game ; asteroids drop vertically, you have to shoot them.</text:p>
      <text:p text:style-name="P5">Basketball </text:p>
      <text:p text:style-name="P7">“<text:span text:style-name="T4">S</text:span>hooting a basket required hitting the LED that aligned with the hologram basket” - <text:span text:style-name="T4">Hector</text:span></text:p>
      <text:p text:style-name="P10">Model on Mattel game ?</text:p>
      <text:p text:style-name="P1"><text:span text:style-name="T1">Dodge 'Em</text:span> </text:p>
      <text:p text:style-name="P1">Same game as 2600 ? Concentric squares have to dodge cars coming other way.</text:p>
      <text:p text:style-name="P5">Football </text:p>
      <text:p text:style-name="P7">“and kicking a field goal required hitting the LED between the goal posts.” - <text:span text:style-name="T4">Hector</text:span></text:p>
      <text:p text:style-name="P11">Model on Mattel game ?</text:p>
      <text:p text:style-name="P5">Outlaw </text:p>
      <text:p text:style-name="P2">Two players shoot at each other see 2600 game.</text:p>
      <text:p text:style-name="P5">Road Runner </text:p>
      <text:p text:style-name="P9">Sidescroller, dodge things, collect things for points ?</text:p>
      <text:p text:style-name="P5">Sea Battle </text:p>
      <text:p text:style-name="P3">Description in the COSMOS patent. <text:span text:style-name="T2">Description in the Hector interview</text:span></text:p>
      <text:p text:style-name="P5">Space Invaders </text:p>
      <text:p text:style-name="P4">Model on Entex Space Invaders ?</text:p>
      <text:p text:style-name="P5">Superman </text:p>
      <text:p text:style-name="P8">Description in the Hector interview</text:p>
      <text:p text:style-name="P6">All the Cosmos games used 2 models (1 for each scene) that were superimposed on top of each other and individually lit when needed by 2 light bulbs inside.  For example, with Football and Basketball, each scene was one half of the field (left and right) and the scene would change automatically when you moved into an opposite side.  Shooting a basket required hitting the LED that aligned with the hologram basket, and kicking a field goal required hitting the LED between the goal posts.  Other gameplay was integrated to the model where possible.  In Superman, the objective was to catch invading dragons above Metropolis and drag them below to fill the underground dungeons.  They could escape or knock Superman down, but when the dungeons were filled, you received a score based on the time you used.  Destroyer featured a top-down view of two battleships which shot at each other from different deck guns.  Playing required learning a progressive sequence of cannons to attack and block with increasingly critical timing.  Defeat triggered a scene of an exploding battleship with parts flying everywhere and sailors jumping into the sea.  Other games used the holograms more as environments for the scenes and <text:soft-page-break/>would show "Game over… you lost".  However, there were a variety of game styles, and we felt we would blow the socks off the field of electronic handheld toy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0:36:21.827514927</meta:creation-date>
    <dc:date>2017-10-03T21:02:04.232152359</dc:date>
    <meta:editing-duration>PT15M20S</meta:editing-duration>
    <meta:editing-cycles>4</meta:editing-cycles>
    <meta:generator>LibreOffice/5.4.1.2.0$Linux_X86_64 LibreOffice_project/40m0$Build-2</meta:generator>
    <meta:document-statistic meta:table-count="0" meta:image-count="0" meta:object-count="0" meta:page-count="2" meta:paragraph-count="22" meta:word-count="349" meta:character-count="2091" meta:non-whitespace-character-count="1743"/>
  </office:meta>
</office:document-meta>
</file>